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0b7513" officeooo:paragraph-rsid="000b7513"/>
    </style:style>
    <style:style style:name="P2" style:family="paragraph" style:parent-style-name="Header">
      <style:text-properties fo:font-weight="bold" officeooo:rsid="001ddc28" officeooo:paragraph-rsid="001ddc28" style:font-weight-asian="bold" style:font-weight-complex="bold"/>
    </style:style>
    <style:style style:name="P3" style:family="paragraph" style:parent-style-name="Standard">
      <style:paragraph-properties fo:text-align="justify" style:justify-single-word="false"/>
      <style:text-properties fo:language="fr" fo:country="FR" officeooo:rsid="000b7513" officeooo:paragraph-rsid="00205c0c"/>
    </style:style>
    <style:style style:name="P4" style:family="paragraph" style:parent-style-name="Standard">
      <style:paragraph-properties fo:text-align="justify" style:justify-single-word="false"/>
      <style:text-properties fo:language="fr" fo:country="FR" officeooo:rsid="00043f27" officeooo:paragraph-rsid="001cf557"/>
    </style:style>
    <style:style style:name="P5" style:family="paragraph" style:parent-style-name="Standard">
      <style:paragraph-properties fo:text-align="justify" style:justify-single-word="false"/>
      <style:text-properties fo:language="fr" fo:country="FR" officeooo:rsid="00043f27" officeooo:paragraph-rsid="002b64d8"/>
    </style:style>
    <style:style style:name="P6" style:family="paragraph" style:parent-style-name="Standard">
      <style:paragraph-properties fo:text-align="justify" style:justify-single-word="false"/>
      <style:text-properties fo:language="fr" fo:country="FR" officeooo:rsid="00012cf2" officeooo:paragraph-rsid="000b613b"/>
    </style:style>
    <style:style style:name="P7" style:family="paragraph" style:parent-style-name="Standard" style:list-style-name="L4">
      <style:paragraph-properties fo:text-align="justify" style:justify-single-word="false"/>
      <style:text-properties fo:language="fr" fo:country="FR" fo:font-weight="bold" officeooo:rsid="002af3d4" officeooo:paragraph-rsid="002af3d4" style:font-weight-asian="bold" style:font-weight-complex="bold"/>
    </style:style>
    <style:style style:name="P8" style:family="paragraph" style:parent-style-name="Standard">
      <style:text-properties fo:language="fr" fo:country="FR" officeooo:rsid="001ddc28" officeooo:paragraph-rsid="001ddc28"/>
    </style:style>
    <style:style style:name="P9" style:family="paragraph" style:parent-style-name="Standard" style:list-style-name="L3">
      <style:paragraph-properties fo:text-align="justify" style:justify-single-word="false"/>
      <style:text-properties fo:language="fr" fo:country="FR" fo:font-style="normal" officeooo:rsid="002562b6" officeooo:paragraph-rsid="002562b6" style:font-style-asian="normal" style:font-style-complex="normal"/>
    </style:style>
    <style:style style:name="P10" style:family="paragraph" style:parent-style-name="Standard" style:list-style-name="L3">
      <style:paragraph-properties fo:text-align="justify" style:justify-single-word="false"/>
      <style:text-properties fo:language="fr" fo:country="FR" fo:font-style="normal" officeooo:rsid="00274597" officeooo:paragraph-rsid="00274597" style:font-style-asian="normal" style:font-style-complex="normal"/>
    </style:style>
    <style:style style:name="P11" style:family="paragraph" style:parent-style-name="Standard" style:list-style-name="L4">
      <style:paragraph-properties fo:text-align="justify" style:justify-single-word="false"/>
      <style:text-properties fo:language="fr" fo:country="FR" officeooo:rsid="0028e3f6" officeooo:paragraph-rsid="0028e3f6"/>
    </style:style>
    <style:style style:name="P12" style:family="paragraph" style:parent-style-name="Standard" style:list-style-name="L4">
      <style:paragraph-properties fo:text-align="justify" style:justify-single-word="false"/>
      <style:text-properties fo:language="fr" fo:country="FR" officeooo:rsid="00291a31" officeooo:paragraph-rsid="00291a31"/>
    </style:style>
    <style:style style:name="P13" style:family="paragraph" style:parent-style-name="Standard" style:list-style-name="L1">
      <style:paragraph-properties fo:text-align="justify" style:justify-single-word="false"/>
      <style:text-properties fo:font-weight="normal" officeooo:rsid="002287b3" officeooo:paragraph-rsid="002287b3" style:font-weight-asian="normal" style:font-weight-complex="normal"/>
    </style:style>
    <style:style style:name="P14" style:family="paragraph" style:parent-style-name="Standard">
      <style:paragraph-properties fo:text-align="justify" style:justify-single-word="false"/>
      <style:text-properties officeooo:rsid="0018f6d0" officeooo:paragraph-rsid="0018f6d0"/>
    </style:style>
    <style:style style:name="P15" style:family="paragraph" style:parent-style-name="Standard">
      <style:paragraph-properties fo:text-align="justify" style:justify-single-word="false"/>
      <style:text-properties officeooo:rsid="001a4fe5" officeooo:paragraph-rsid="0016e87a"/>
    </style:style>
    <style:style style:name="P16" style:family="paragraph" style:parent-style-name="Standard">
      <style:paragraph-properties fo:text-align="justify" style:justify-single-word="false"/>
      <style:text-properties officeooo:paragraph-rsid="000b613b"/>
    </style:style>
    <style:style style:name="P17" style:family="paragraph" style:parent-style-name="Standard">
      <style:paragraph-properties fo:text-align="justify" style:justify-single-word="false"/>
      <style:text-properties officeooo:paragraph-rsid="001a4fe5"/>
    </style:style>
    <style:style style:name="P18" style:family="paragraph" style:parent-style-name="Standard">
      <style:paragraph-properties fo:text-align="justify" style:justify-single-word="false"/>
      <style:text-properties officeooo:paragraph-rsid="001ddc28"/>
    </style:style>
    <style:style style:name="P19" style:family="paragraph" style:parent-style-name="Standard" style:list-style-name="L1">
      <style:paragraph-properties fo:text-align="justify" style:justify-single-word="false"/>
      <style:text-properties officeooo:paragraph-rsid="001ddc28"/>
    </style:style>
    <style:style style:name="P20" style:family="paragraph" style:parent-style-name="Standard" style:list-style-name="L1">
      <style:paragraph-properties fo:text-align="justify" style:justify-single-word="false"/>
      <style:text-properties officeooo:paragraph-rsid="00205c0c"/>
    </style:style>
    <style:style style:name="P21" style:family="paragraph" style:parent-style-name="Standard" style:list-style-name="L1">
      <style:paragraph-properties fo:text-align="justify" style:justify-single-word="false"/>
      <style:text-properties officeooo:paragraph-rsid="0021147f"/>
    </style:style>
    <style:style style:name="P22" style:family="paragraph" style:parent-style-name="Standard" style:list-style-name="L3">
      <style:paragraph-properties fo:text-align="justify" style:justify-single-word="false"/>
      <style:text-properties officeooo:paragraph-rsid="002534ae"/>
    </style:style>
    <style:style style:name="P23" style:family="paragraph" style:parent-style-name="Standard" style:list-style-name="L3">
      <style:paragraph-properties fo:text-align="justify" style:justify-single-word="false"/>
      <style:text-properties officeooo:paragraph-rsid="002562b6"/>
    </style:style>
    <style:style style:name="P24" style:family="paragraph" style:parent-style-name="Standard">
      <style:paragraph-properties fo:text-align="justify" style:justify-single-word="false"/>
      <style:text-properties officeooo:paragraph-rsid="00274597"/>
    </style:style>
    <style:style style:name="P25" style:family="paragraph" style:parent-style-name="Standard" style:list-style-name="L4">
      <style:paragraph-properties fo:text-align="justify" style:justify-single-word="false"/>
      <style:text-properties officeooo:paragraph-rsid="0028e3f6"/>
    </style:style>
    <style:style style:name="P26" style:family="paragraph" style:parent-style-name="Standard" style:list-style-name="L4">
      <style:paragraph-properties fo:text-align="justify" style:justify-single-word="false"/>
      <style:text-properties officeooo:paragraph-rsid="002af3d4"/>
    </style:style>
    <style:style style:name="P27" style:family="paragraph" style:parent-style-name="Standard">
      <style:paragraph-properties fo:text-align="justify" style:justify-single-word="false"/>
      <style:text-properties officeooo:rsid="001b1026" officeooo:paragraph-rsid="001b1026"/>
    </style:style>
    <style:style style:name="P28" style:family="paragraph" style:parent-style-name="Standard">
      <style:paragraph-properties fo:text-align="justify" style:justify-single-word="false"/>
      <style:text-properties style:text-underline-style="solid" style:text-underline-width="auto" style:text-underline-color="font-color" fo:font-weight="bold" officeooo:rsid="001ddc28" officeooo:paragraph-rsid="001ddc28" style:font-weight-asian="bold" style:font-weight-complex="bold"/>
    </style:style>
    <style:style style:name="P29" style:family="paragraph" style:parent-style-name="Standard" style:list-style-name="L1">
      <style:paragraph-properties fo:text-align="justify" style:justify-single-word="false"/>
      <style:text-properties officeooo:rsid="001ea15b" officeooo:paragraph-rsid="001ea15b"/>
    </style:style>
    <style:style style:name="P30" style:family="paragraph" style:parent-style-name="Standard" style:list-style-name="L1">
      <style:paragraph-properties fo:text-align="justify" style:justify-single-word="false"/>
      <style:text-properties officeooo:rsid="001ea15b" officeooo:paragraph-rsid="00205c0c"/>
    </style:style>
    <style:style style:name="P31" style:family="paragraph" style:parent-style-name="Standard" style:list-style-name="L1">
      <style:paragraph-properties fo:text-align="justify" style:justify-single-word="false"/>
      <style:text-properties officeooo:rsid="002287b3" officeooo:paragraph-rsid="002287b3"/>
    </style:style>
    <style:style style:name="P32" style:family="paragraph" style:parent-style-name="Standard" style:list-style-name="L4">
      <style:text-properties officeooo:rsid="002af3d4" officeooo:paragraph-rsid="002af3d4"/>
    </style:style>
    <style:style style:name="P33" style:family="paragraph" style:parent-style-name="Standard" style:list-style-name="L4">
      <style:text-properties fo:color="#a0a1a7" style:font-name="Consolas" fo:font-size="8.39999961853027pt" fo:font-style="italic" fo:font-weight="normal" officeooo:rsid="002af3d4" officeooo:paragraph-rsid="002af3d4" fo:background-color="#fafafa"/>
    </style:style>
    <style:style style:name="P34" style:family="paragraph" style:parent-style-name="Standard" style:list-style-name="L4">
      <style:text-properties fo:color="#383a42" style:font-name="Consolas" fo:font-size="8.39999961853027pt" fo:font-weight="normal" officeooo:rsid="002af3d4" officeooo:paragraph-rsid="002af3d4" fo:background-color="#fafafa"/>
    </style:style>
    <style:style style:name="P35" style:family="paragraph" style:parent-style-name="Standard">
      <style:text-properties officeooo:paragraph-rsid="002af3d4"/>
    </style:style>
    <style:style style:name="P36" style:family="paragraph" style:parent-style-name="Standard" style:list-style-name="L1">
      <style:paragraph-properties fo:margin-top="0.201cm" fo:margin-bottom="0.201cm" loext:contextual-spacing="false" fo:text-align="justify" style:justify-single-word="false"/>
      <style:text-properties officeooo:paragraph-rsid="001ddc28"/>
    </style:style>
    <style:style style:name="P37" style:family="paragraph" style:parent-style-name="Standard">
      <style:paragraph-properties fo:margin-top="0cm" fo:margin-bottom="0cm" loext:contextual-spacing="false" style:line-height-at-least="0.402cm"/>
      <style:text-properties fo:color="#383a42" style:font-name="Consolas" fo:font-size="8.39999961853027pt" fo:font-weight="normal" fo:background-color="#fafafa"/>
    </style:style>
    <style:style style:name="P38" style:family="paragraph" style:parent-style-name="Standard">
      <style:paragraph-properties fo:margin-top="0cm" fo:margin-bottom="0cm" loext:contextual-spacing="false" style:line-height-at-least="0.402cm"/>
      <style:text-properties fo:color="#383a42" fo:background-color="#fafafa"/>
    </style:style>
    <style:style style:name="P39" style:family="paragraph" style:parent-style-name="Standard">
      <style:paragraph-properties fo:margin-top="0cm" fo:margin-bottom="0cm" loext:contextual-spacing="false" style:line-height-at-least="0.402cm"/>
    </style:style>
    <style:style style:name="P40" style:family="paragraph" style:parent-style-name="Subtitle">
      <style:paragraph-properties fo:text-align="start" style:justify-single-word="false" fo:padding="0.049cm" fo:border-left="none" fo:border-right="none" fo:border-top="none" fo:border-bottom="0.06pt solid #000000"/>
    </style:style>
    <style:style style:name="T1" style:family="text">
      <style:text-properties style:font-name="Consolas" fo:font-size="8.39999961853027pt" fo:font-weight="normal"/>
    </style:style>
    <style:style style:name="T2" style:family="text">
      <style:text-properties fo:language="fr" fo:country="FR"/>
    </style:style>
    <style:style style:name="T3" style:family="text">
      <style:text-properties fo:language="fr" fo:country="FR" officeooo:rsid="000b613b"/>
    </style:style>
    <style:style style:name="T4" style:family="text">
      <style:text-properties fo:language="fr" fo:country="FR" officeooo:rsid="00012cf2"/>
    </style:style>
    <style:style style:name="T5" style:family="text">
      <style:text-properties fo:language="fr" fo:country="FR" officeooo:rsid="001b8dec"/>
    </style:style>
    <style:style style:name="T6" style:family="text">
      <style:text-properties fo:language="fr" fo:country="FR" officeooo:rsid="000e3e31"/>
    </style:style>
    <style:style style:name="T7" style:family="text">
      <style:text-properties fo:language="fr" fo:country="FR" officeooo:rsid="001ba1d8"/>
    </style:style>
    <style:style style:name="T8" style:family="text">
      <style:text-properties fo:language="fr" fo:country="FR" officeooo:rsid="001ddc28"/>
    </style:style>
    <style:style style:name="T9" style:family="text">
      <style:text-properties fo:language="fr" fo:country="FR" fo:font-weight="bold" style:font-weight-asian="bold" style:font-weight-complex="bold"/>
    </style:style>
    <style:style style:name="T10" style:family="text">
      <style:text-properties fo:language="fr" fo:country="FR" fo:font-weight="bold" officeooo:rsid="001ddc28" style:font-weight-asian="bold" style:font-weight-complex="bold"/>
    </style:style>
    <style:style style:name="T11" style:family="text">
      <style:text-properties fo:language="fr" fo:country="FR" fo:font-weight="normal" officeooo:rsid="001ddc28" style:font-weight-asian="normal" style:font-weight-complex="normal"/>
    </style:style>
    <style:style style:name="T12" style:family="text">
      <style:text-properties fo:language="fr" fo:country="FR" fo:font-weight="normal" officeooo:rsid="001ea15b" style:font-weight-asian="normal" style:font-weight-complex="normal"/>
    </style:style>
    <style:style style:name="T13" style:family="text">
      <style:text-properties fo:language="fr" fo:country="FR" fo:font-weight="normal" officeooo:rsid="00205c0c" style:font-weight-asian="normal" style:font-weight-complex="normal"/>
    </style:style>
    <style:style style:name="T14" style:family="text">
      <style:text-properties fo:language="fr" fo:country="FR" fo:font-weight="normal" officeooo:rsid="002af3d4" style:font-weight-asian="normal" style:font-weight-complex="normal"/>
    </style:style>
    <style:style style:name="T15" style:family="text">
      <style:text-properties fo:language="fr" fo:country="FR" fo:font-style="normal" fo:font-weight="normal" style:font-style-asian="normal" style:font-weight-asian="normal" style:font-style-complex="normal" style:font-weight-complex="normal"/>
    </style:style>
    <style:style style:name="T16" style:family="text">
      <style:text-properties fo:language="fr" fo:country="FR" fo:font-style="normal" fo:font-weight="normal" officeooo:rsid="00205c0c" style:font-style-asian="normal" style:font-weight-asian="normal" style:font-style-complex="normal" style:font-weight-complex="normal"/>
    </style:style>
    <style:style style:name="T17" style:family="text">
      <style:text-properties fo:language="fr" fo:country="FR" fo:font-style="normal" fo:font-weight="normal" officeooo:rsid="0021147f" style:font-style-asian="normal" style:font-weight-asian="normal" style:font-style-complex="normal" style:font-weight-complex="normal"/>
    </style:style>
    <style:style style:name="T18" style:family="text">
      <style:text-properties fo:language="fr" fo:country="FR" fo:font-style="normal" fo:font-weight="normal" officeooo:rsid="002287b3" style:font-style-asian="normal" style:font-weight-asian="normal" style:font-style-complex="normal" style:font-weight-complex="normal"/>
    </style:style>
    <style:style style:name="T19" style:family="text">
      <style:text-properties fo:language="fr" fo:country="FR" fo:font-style="normal" fo:font-weight="normal" officeooo:rsid="002534ae" style:font-style-asian="normal" style:font-weight-asian="normal" style:font-style-complex="normal" style:font-weight-complex="normal"/>
    </style:style>
    <style:style style:name="T20" style:family="text">
      <style:text-properties fo:language="fr" fo:country="FR" fo:font-style="normal" fo:font-weight="bold" style:font-style-asian="normal" style:font-weight-asian="bold" style:font-style-complex="normal" style:font-weight-complex="bold"/>
    </style:style>
    <style:style style:name="T21" style:family="text">
      <style:text-properties fo:language="fr" fo:country="FR" fo:font-style="normal" fo:font-weight="bold" officeooo:rsid="00205c0c" style:font-style-asian="normal" style:font-weight-asian="bold" style:font-style-complex="normal" style:font-weight-complex="bold"/>
    </style:style>
    <style:style style:name="T22" style:family="text">
      <style:text-properties fo:language="fr" fo:country="FR" fo:font-style="normal" fo:font-weight="bold" officeooo:rsid="0021147f" style:font-style-asian="normal" style:font-weight-asian="bold" style:font-style-complex="normal" style:font-weight-complex="bold"/>
    </style:style>
    <style:style style:name="T23" style:family="text">
      <style:text-properties fo:language="fr" fo:country="FR" fo:font-style="normal" fo:font-weight="bold" officeooo:rsid="002534ae" style:font-style-asian="normal" style:font-weight-asian="bold" style:font-style-complex="normal" style:font-weight-complex="bold"/>
    </style:style>
    <style:style style:name="T24" style:family="text">
      <style:text-properties fo:language="fr" fo:country="FR" fo:font-style="normal" fo:font-weight="bold" officeooo:rsid="002562b6" style:font-style-asian="normal" style:font-weight-asian="bold" style:font-style-complex="normal" style:font-weight-complex="bold"/>
    </style:style>
    <style:style style:name="T25" style:family="text">
      <style:text-properties fo:language="fr" fo:country="FR" fo:font-style="normal" style:font-style-asian="normal" style:font-style-complex="normal"/>
    </style:style>
    <style:style style:name="T26" style:family="text">
      <style:text-properties fo:language="fr" fo:country="FR" fo:font-style="normal" officeooo:rsid="002534ae" style:font-style-asian="normal" style:font-style-complex="normal"/>
    </style:style>
    <style:style style:name="T27" style:family="text">
      <style:text-properties fo:language="fr" fo:country="FR" fo:font-style="normal" officeooo:rsid="002562b6" style:font-style-asian="normal" style:font-style-complex="normal"/>
    </style:style>
    <style:style style:name="T28" style:family="text">
      <style:text-properties fo:language="fr" fo:country="FR" fo:font-style="normal" officeooo:rsid="00274597" style:font-style-asian="normal" style:font-style-complex="normal"/>
    </style:style>
    <style:style style:name="T29" style:family="text">
      <style:text-properties fo:language="fr" fo:country="FR" fo:font-style="italic" fo:font-weight="normal" style:font-style-asian="italic" style:font-weight-asian="normal" style:font-style-complex="italic" style:font-weight-complex="normal"/>
    </style:style>
    <style:style style:name="T30" style:family="text">
      <style:text-properties fo:language="fr" fo:country="FR" fo:font-style="italic" fo:font-weight="normal" officeooo:rsid="00205c0c" style:font-style-asian="italic" style:font-weight-asian="normal" style:font-style-complex="italic" style:font-weight-complex="normal"/>
    </style:style>
    <style:style style:name="T31" style:family="text">
      <style:text-properties fo:language="fr" fo:country="FR" fo:font-style="italic" officeooo:rsid="001ddc28" style:font-style-asian="italic" style:font-style-complex="italic"/>
    </style:style>
    <style:style style:name="T32" style:family="text">
      <style:text-properties fo:language="fr" fo:country="FR" fo:font-style="italic" officeooo:rsid="0021147f" style:font-style-asian="italic" style:font-style-complex="italic"/>
    </style:style>
    <style:style style:name="T33" style:family="text">
      <style:text-properties fo:language="fr" fo:country="FR" fo:font-style="italic" officeooo:rsid="0023ef63" style:font-style-asian="italic" style:font-style-complex="italic"/>
    </style:style>
    <style:style style:name="T34" style:family="text">
      <style:text-properties fo:language="fr" fo:country="FR" fo:font-style="italic" officeooo:rsid="002af3d4" style:font-style-asian="italic" style:font-style-complex="italic"/>
    </style:style>
    <style:style style:name="T35" style:family="text">
      <style:text-properties fo:language="fr" fo:country="FR" fo:font-style="italic" officeooo:rsid="002b64d8" style:font-style-asian="italic" style:font-style-complex="italic"/>
    </style:style>
    <style:style style:name="T36" style:family="text">
      <style:text-properties fo:language="fr" fo:country="FR" officeooo:rsid="0028e3f6"/>
    </style:style>
    <style:style style:name="T37" style:family="text">
      <style:text-properties officeooo:rsid="000ff201"/>
    </style:style>
    <style:style style:name="T38" style:family="text">
      <style:text-properties officeooo:rsid="001332ad"/>
    </style:style>
    <style:style style:name="T39" style:family="text">
      <style:text-properties fo:font-style="italic" officeooo:rsid="0023ef63" style:font-style-asian="italic" style:font-style-complex="italic"/>
    </style:style>
    <style:style style:name="T40" style:family="text">
      <style:text-properties fo:font-weight="normal" style:font-weight-asian="normal" style:font-weight-complex="normal"/>
    </style:style>
    <style:style style:name="T41" style:family="text">
      <style:text-properties officeooo:rsid="001a4fe5"/>
    </style:style>
    <style:style style:name="T42" style:family="text">
      <style:text-properties fo:font-weight="bold" style:font-weight-asian="bold" style:font-weight-complex="bold"/>
    </style:style>
    <style:style style:name="T43" style:family="text">
      <style:text-properties style:text-underline-style="solid" style:text-underline-width="auto" style:text-underline-color="font-color" fo:font-weight="bold" style:font-weight-asian="bold" style:font-weight-complex="bold"/>
    </style:style>
    <style:style style:name="T44"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45" style:family="text">
      <style:text-properties fo:font-size="12pt" style:font-size-asian="12pt" style:font-size-complex="12pt"/>
    </style:style>
    <style:style style:name="T46" style:family="text">
      <style:text-properties fo:font-size="12pt" officeooo:rsid="002b64d8" style:font-size-asian="12pt" style:font-size-complex="12pt"/>
    </style:style>
    <style:style style:name="T47" style:family="text">
      <style:text-properties style:font-name="Liberation Serif"/>
    </style:style>
    <style:style style:name="T48" style:family="text">
      <style:text-properties fo:color="#a626a4" style:font-name="Consolas" fo:font-size="8.39999961853027pt" fo:font-weight="normal" fo:background-color="#fafafa" loext:char-shading-value="0"/>
    </style:style>
    <style:style style:name="T49" style:family="text">
      <style:text-properties fo:color="#a626a4" style:font-name="Consolas" fo:font-size="8.39999961853027pt" fo:font-weight="normal" fo:background-color="#fafafa" loext:char-shading-value="0" style:font-weight-asian="normal" style:font-weight-complex="normal"/>
    </style:style>
    <style:style style:name="T50" style:family="text">
      <style:text-properties fo:color="#a626a4" style:font-name="Consolas" fo:font-size="8.39999961853027pt" fo:language="fr" fo:country="FR" fo:font-weight="normal" officeooo:rsid="002af3d4" fo:background-color="#fafafa" loext:char-shading-value="0" style:font-weight-asian="normal" style:font-weight-complex="normal"/>
    </style:style>
    <style:style style:name="T51" style:family="text">
      <style:text-properties fo:color="#383a42" style:font-name="Consolas" fo:font-size="8.39999961853027pt" fo:font-weight="normal" fo:background-color="#fafafa" loext:char-shading-value="0"/>
    </style:style>
    <style:style style:name="T52" style:family="text">
      <style:text-properties fo:color="#383a42" style:font-name="Consolas" fo:font-size="8.39999961853027pt" fo:font-weight="normal" fo:background-color="#fafafa" loext:char-shading-value="0" style:font-weight-asian="normal" style:font-weight-complex="normal"/>
    </style:style>
    <style:style style:name="T53" style:family="text">
      <style:text-properties fo:color="#383a42" fo:background-color="#fafafa" loext:char-shading-value="0"/>
    </style:style>
    <style:style style:name="T54" style:family="text">
      <style:text-properties fo:color="#383a42" fo:font-weight="normal" fo:background-color="#fafafa" loext:char-shading-value="0" style:font-weight-asian="normal" style:font-weight-complex="normal"/>
    </style:style>
    <style:style style:name="T55" style:family="text">
      <style:text-properties fo:color="#e45649" style:font-name="Consolas" fo:font-size="8.39999961853027pt" fo:font-weight="normal"/>
    </style:style>
    <style:style style:name="T56" style:family="text">
      <style:text-properties fo:color="#e45649" style:font-name="Consolas" fo:font-size="8.39999961853027pt" fo:font-weight="normal" fo:background-color="#fafafa" loext:char-shading-value="0"/>
    </style:style>
    <style:style style:name="T57" style:family="text">
      <style:text-properties fo:color="#e45649" style:font-name="Consolas" fo:font-size="8.39999961853027pt" fo:font-weight="normal" fo:background-color="#fafafa" loext:char-shading-value="0" style:font-weight-asian="normal" style:font-weight-complex="normal"/>
    </style:style>
    <style:style style:name="T58" style:family="text">
      <style:text-properties fo:color="#50a14f" style:font-name="Consolas" fo:font-size="8.39999961853027pt" fo:font-weight="normal"/>
    </style:style>
    <style:style style:name="T59" style:family="text">
      <style:text-properties fo:color="#50a14f" style:font-name="Consolas" fo:font-size="8.39999961853027pt" fo:font-weight="normal" fo:background-color="#fafafa" loext:char-shading-value="0"/>
    </style:style>
    <style:style style:name="T60" style:family="text">
      <style:text-properties fo:color="#50a14f" style:font-name="Consolas" fo:font-size="8.39999961853027pt" fo:font-weight="normal" fo:background-color="#fafafa" loext:char-shading-value="0" style:font-weight-asian="normal" style:font-weight-complex="normal"/>
    </style:style>
    <style:style style:name="T61" style:family="text">
      <style:text-properties officeooo:rsid="0028e3f6"/>
    </style:style>
    <style:style style:name="T62" style:family="text">
      <style:text-properties fo:color="#a0a1a7" style:font-name="Consolas" fo:font-size="8.39999961853027pt" fo:font-style="italic" fo:font-weight="normal"/>
    </style:style>
    <style:style style:name="T63" style:family="text">
      <style:text-properties fo:color="#0184bc" style:font-name="Consolas" fo:font-size="8.39999961853027pt" fo:font-weight="normal"/>
    </style:style>
    <style:style style:name="T64" style:family="text">
      <style:text-properties officeooo:rsid="002af3d4"/>
    </style:style>
    <style:style style:name="T65" style:family="text">
      <style:text-properties fo:color="#4078f2"/>
    </style:style>
    <style:style style:name="T66" style:family="text">
      <style:text-properties fo:color="#4078f2" fo:language="fr" fo:country="FR"/>
    </style:style>
    <style:style style:name="T67" style:family="text">
      <style:text-properties officeooo:rsid="002cd40f"/>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text:span text:style-name="T44">Sujet </text:span><text:span text:style-name="T45">: Script analyse</text:span><text:span text:style-name="T46">ur de logs</text:span><text:span text:style-name="T45"> wireshark</text:span></text:p>
      <text:p text:style-name="Title">Main-Courante :</text:p>
      <text:h text:style-name="Heading_20_2" text:outline-level="2">Présentation et organisation du travail :</text:h>
      <text:p text:style-name="P8"><text:span text:style-name="T43"/></text:p>
      <text:p text:style-name="P18"><text:span text:style-name="T3"><text:tab/>L</text:span><text:span text:style-name="T8">e script [insérer nom du script]</text:span><text:span text:style-name="T3"> a pour but d’analyser, sauvegarder, sécuriser et combiner des logs extraites du logiciel WireShark au format .csv</text:span></text:p>
      <text:p text:style-name="P16"><text:span text:style-name="T4"><text:tab/></text:span><text:span text:style-name="T8">Durant l’écriture de ce script, j</text:span><text:span text:style-name="T5">’ai d’abord commencé</text:span><text:span text:style-name="T4"> par install</text:span><text:span text:style-name="T6">er</text:span><text:span text:style-name="T4"> mon environnement de travail : pour la recherche d’idée j’</text:span><text:span text:style-name="T5">ai</text:span><text:span text:style-name="T4"> réalisé un fichier nommé « idees.md » ; pour le développement j’</text:span><text:span text:style-name="T5">ai mis</text:span><text:span text:style-name="T4"> en place à serveur git </text:span><text:span text:style-name="T5">(</text:span><text:span text:style-name="T4">en local</text:span><text:span text:style-name="T5">)</text:span><text:span text:style-name="T4"> pour travailler à la fois sur mon o</text:span><text:span text:style-name="T5">rdinateur</text:span><text:span text:style-name="T4"> portable et sur mon p</text:span><text:span text:style-name="T5">oste</text:span><text:span text:style-name="T4"> fixe. </text:span><text:span text:style-name="T5">Puis j’ai précisé mes méthodes de travail : j’utiliserai, pour la création de ce script, Visual Studio Code et WSL (nécessaire aux tests de vérification)</text:span><text:span text:style-name="T4">. </text:span><text:span text:style-name="T7">Enfin, j’ai choisi de placer ce script sous licence MIT (à retrouver dans l’annexe « LICENSE »)</text:span></text:p>
      <text:p text:style-name="P6"/>
      <text:h text:style-name="Heading_20_2" text:outline-level="2"><text:span text:style-name="T5">F</text:span><text:span text:style-name="T2">onctionnalités du script :</text:span></text:h>
      <text:p text:style-name="P28"><text:span text:style-name="T2"/></text:p>
      <text:p text:style-name="P17"><text:span text:style-name="T31"><text:tab/>1) L</text:span><text:span text:style-name="T32">istes exhaustive des</text:span><text:span text:style-name="T31"> fonctions inhérentes au script [insérer nom du script]</text:span></text:p>
      <text:list xml:id="list4205309740" text:style-name="L1">
        <text:list-item>
          <text:p text:style-name="P36"><text:span text:style-name="T8">La fonction </text:span><text:span text:style-name="T10">checkDir()</text:span><text:span text:style-name="T13"> </text:span><text:span text:style-name="T11">v</text:span><text:span text:style-name="T13">érifie</text:span><text:span text:style-name="T11"> la présence des répertoires indispensables au bon fonctionnement du script (ex. : ./temp/ ; ./vault/ ; ./vault/logs/ ; etc.).</text:span></text:p>
        </text:list-item>
        <text:list-item>
          <text:p text:style-name="P19"><text:span text:style-name="T11">La fonction </text:span><text:span text:style-name="T10">addLogs() </text:span><text:span text:style-name="T12">(-a)</text:span><text:span text:style-name="T10"> </text:span><text:span text:style-name="T11">a</text:span><text:span text:style-name="T13">joute</text:span><text:span text:style-name="T11"> des logs </text:span><text:span text:style-name="T12">chiffrées </text:span><text:span text:style-name="T11">au coffre-fort </text:span><text:span text:style-name="T12">(« vault ») créé par le</text:span><text:span text:style-name="T11"> script.</text:span></text:p>
        </text:list-item>
        <text:list-item>
          <text:p text:style-name="P29"><text:span text:style-name="T15">La fonction </text:span><text:span text:style-name="T20">generatePassword() </text:span><text:span text:style-name="T15">(-gpwd) génère un mot de passe aléatoire, qui permet de chiffrer les logs du coffre-fort, et l’inscris dans un fichier externe. </text:span></text:p>
          <text:list>
            <text:list-header>
              <text:p text:style-name="P30"><text:span text:style-name="T29">NB : </text:span><text:span text:style-name="T30">ce mot de passe permet un chiffrement symétrique des logs ajoutées au coffre-fort.</text:span></text:p>
            </text:list-header>
          </text:list>
        </text:list-item>
        <text:list-item>
          <text:p text:style-name="P20"><text:span text:style-name="T16">La fonction </text:span><text:span text:style-name="T21">tarVault() </text:span><text:span text:style-name="T16">(-tar) compresse et archive le coffre-fort. </text:span></text:p>
        </text:list-item>
        <text:list-item>
          <text:p text:style-name="P21"><text:span text:style-name="T16">L</text:span><text:span text:style-name="T17">a fonction </text:span><text:span text:style-name="T22">displayWithProtocol() </text:span><text:span text:style-name="T17">(-p [protocole]) met en évidence tou</text:span><text:span text:style-name="T18">s</text:span><text:span text:style-name="T17"> les échanges effectués grâce au protocole indiqué.</text:span></text:p>
        </text:list-item>
        <text:list-item>
          <text:p text:style-name="P31"><text:span text:style-name="T17">L</text:span><text:span text:style-name="T15">a fonction </text:span><text:span text:style-name="T20">displayRecurent() </text:span><text:span text:style-name="T15">(-rec) met en évidence les adresses avec lesquelles il y la plus d’échanges.</text:span></text:p>
        </text:list-item>
        <text:list-item>
          <text:p text:style-name="P31"><text:span text:style-name="T15">La fonction </text:span><text:span text:style-name="T20">displaywithIPInformation()</text:span><text:span text:style-name="T15"> (-ip [ip] </text:span><text:span text:style-name="T19">[ip2]</text:span><text:span text:style-name="T15">) met en évidences les échanges effectués avec la ou les IP renseignées.</text:span></text:p>
        </text:list-item>
        <text:list-item>
          <text:p text:style-name="P31"><text:span text:style-name="T15">La fonction </text:span><text:span text:style-name="T20">scpVault</text:span></text:p>
        </text:list-item>
        <text:list-item>
          <text:p text:style-name="P13"><text:soft-page-break/><text:span text:style-name="T25">La fonction </text:span><text:span text:style-name="T20">displayNotSafeProtocolI</text:span><text:span text:style-name="T23">n</text:span><text:span text:style-name="T20">formation()</text:span><text:span text:style-name="T25"> (-ns) met en évidence les échanges effectué grâce à un protocole non-sécurisé.</text:span></text:p>
        </text:list-item>
      </text:list>
      <text:h text:style-name="Heading_20_2" text:outline-level="2"><text:tab/>2) Fonctionnement des fonctions du script [insérer nom du script]</text:h>
      <text:p text:style-name="P3"><text:span text:style-name="T39"/></text:p>
      <text:list xml:id="list1523175298" text:style-name="L3">
        <text:list-item>
          <text:p text:style-name="P22"><text:span text:style-name="T23">checkDir()</text:span><text:span text:style-name="T26"> fonctionne à l’aide de test de présence d’un répertoire, si il est présent rien ne se passe, si il est inexistant le répertoire est créé avec les droit UNIX </text:span><text:span text:style-name="T27">approprié : <text:line-break/>exemple : </text:span><text:span text:style-name="T48">if</text:span><text:span text:style-name="T51"> [ ! -e </text:span><text:span text:style-name="T56">$VAULT</text:span><text:span text:style-name="T51"> ]; </text:span><text:span text:style-name="T48">then</text:span><text:span text:style-name="T51"> mkdir </text:span><text:span text:style-name="T56">$VAULT</text:span><text:span text:style-name="T51">; </text:span><text:span text:style-name="T48">fi</text:span></text:p>
        </text:list-item>
        <text:list-item>
          <text:p text:style-name="P9"><text:span text:style-name="T42">addLogs()</text:span> est la fonction permettant d’ajouter au coffre-fort (vault) un fichier logs de wireshark. Grace à openSSL est chiffre celle-ci avec le mot de passe généré aléatoirement avec la fonction generatePassword().</text:p>
          <text:p text:style-name="P23"><text:span text:style-name="T27">Chiffrement : </text:span><text:span text:style-name="T53"> </text:span><text:span text:style-name="T51">openssl enc -aes-256-cbc -salt -in </text:span><text:span text:style-name="T56">$log</text:span><text:span text:style-name="T51"> -out </text:span><text:span text:style-name="T59">"./vault/logs/</text:span><text:span text:style-name="T56">$log</text:span><text:span text:style-name="T59">-</text:span><text:span text:style-name="T56">$date</text:span><text:span text:style-name="T59">.logs"</text:span><text:span text:style-name="T51"> -k </text:span><text:span text:style-name="T59">$(cat vault/generation.pwd)</text:span><text:span text:style-name="T51"> 2&gt;/dev/null</text:span></text:p>
        </text:list-item>
        <text:list-item>
          <text:p text:style-name="P23"><text:span text:style-name="T24">generatePassword()</text:span><text:span text:style-name="T27"> est une fonction générant un mot de passe de 42 caractères aléatoirement de cette façon : </text:span><text:span text:style-name="T51">password=</text:span><text:span text:style-name="T59">$(openssl rand -base64 42)</text:span></text:p>
        </text:list-item>
        <text:list-item>
          <text:p text:style-name="P10"><text:span text:style-name="T42">decryptAllVaulted()</text:span>, cette fonction liste toutes les fichiers stockés dans le coffre-fort, après les avoirs listés, nous les déchiffrons à l’aide du mot de passe en bouclant dans la liste. Une fois déchiffrés les fichiers logs sont combiné dans un fichiers csv nommé « œuvre.csv ». <text:span text:style-name="T61">Cette fonction est invoquer dans presque toutes les autres</text:span></text:p>
        </text:list-item>
      </text:list>
      <text:p text:style-name="P24"><text:span text:style-name="T28"><text:tab/><text:tab/>pour déchiffrer : </text:span><text:span text:style-name="T51">openssl enc -aes-256-cbc -d -in </text:span><text:span text:style-name="T56">$file</text:span><text:span text:style-name="T51"> -out </text:span><text:span text:style-name="T56">$LOGS_TEMP</text:span><text:span text:style-name="T51">/</text:span><text:span text:style-name="T56">$iterator</text:span><text:span text:style-name="T51">.csv -k </text:span><text:span text:style-name="T59">$(cat ./vault/generation.pwd)</text:span><text:span text:style-name="T51"> 2&gt;/dev/null</text:span></text:p>
      <text:list xml:id="list2887977349" text:style-name="L4">
        <text:list-item>
          <text:p text:style-name="P11"><text:span text:style-name="T42">displayWithProtocol()</text:span> : cette fonction est l’un des plus complexe de ce script. J’ai utilisé une méthode de fichiers temporaires pour récupérer les champs qui m’intéressait, cette méthode à été changé pour les fonctions suivantes. Je réalise une expression régulière via grep pour récupéré le protocole renseigné en argument. Puis j’extrais le champ des adresses IP. Je recombine les fichiers temporaires puis je les trie à l’aide de « sort | uniq ».</text:p>
          <text:p text:style-name="P25"><text:span text:style-name="T36">extraction des champs :</text:span></text:p>
          <text:p text:style-name="P25"><text:span text:style-name="T53"> </text:span><text:span text:style-name="T51">utiles=</text:span><text:span text:style-name="T59">$(cat </text:span><text:span text:style-name="T56">$log</text:span><text:span text:style-name="T59"> </text:span><text:span text:style-name="T51">|</text:span><text:span text:style-name="T59"> cut -d"," -f3,4,5 </text:span><text:span text:style-name="T51">|</text:span><text:span text:style-name="T59"> grep -E </text:span><text:span text:style-name="T56">$protocol</text:span><text:span text:style-name="T59"> </text:span><text:span text:style-name="T51">|</text:span><text:span text:style-name="T59"> tr -d " ")</text:span></text:p>
        </text:list-item>
      </text:list>
      <text:p text:style-name="P38"><text:tab/><text:tab/>    <text:span text:style-name="T1">source=</text:span><text:span text:style-name="T58">$(echo "</text:span><text:span text:style-name="T55">$utiles</text:span><text:span text:style-name="T58">" </text:span><text:span text:style-name="T1">|</text:span><text:span text:style-name="T58"> cut -d"," -f1 )</text:span></text:p>
      <text:p text:style-name="P38"><text:tab/><text:tab/>    <text:span text:style-name="T1">dest=</text:span><text:span text:style-name="T58">$(echo "</text:span><text:span text:style-name="T55">$utiles</text:span><text:span text:style-name="T58">" </text:span><text:span text:style-name="T1">|</text:span><text:span text:style-name="T58"> cut -d"," -f2 )</text:span></text:p>
      <text:p text:style-name="P38"><text:tab/><text:tab/>    <text:span text:style-name="T63">echo</text:span><text:span text:style-name="T1"> </text:span><text:span text:style-name="T55">$source</text:span><text:span text:style-name="T1"> &gt; </text:span><text:span text:style-name="T58">"</text:span><text:span text:style-name="T55">$LOGS_TEMP</text:span><text:span text:style-name="T58">/source"</text:span></text:p>
      <text:p text:style-name="P38"><text:tab/><text:tab/>    <text:span text:style-name="T63">echo</text:span><text:span text:style-name="T1"> </text:span><text:span text:style-name="T55">$dest</text:span><text:span text:style-name="T1"> &gt; </text:span><text:span text:style-name="T58">"</text:span><text:span text:style-name="T55">$LOGS_TEMP</text:span><text:span text:style-name="T58">/dest"</text:span></text:p>
      <text:p text:style-name="P38"><text:tab/><text:tab/>    <text:span text:style-name="T62">#Jé découpe en fichiers temporaires</text:span></text:p>
      <text:p text:style-name="P38"><text:tab/><text:tab/>    <text:span text:style-name="T1">cat </text:span><text:span text:style-name="T58">"./temp/source"</text:span><text:span text:style-name="T1"> | tr </text:span><text:span text:style-name="T58">" "</text:span><text:span text:style-name="T1"> </text:span><text:span text:style-name="T58">"\n"</text:span><text:span text:style-name="T1"> &gt; ./temp/finalsource</text:span></text:p>
      <text:p text:style-name="P38"><text:tab/><text:tab/>    <text:span text:style-name="T1">cat </text:span><text:span text:style-name="T58">"./temp/dest"</text:span><text:span text:style-name="T1"> | tr </text:span><text:span text:style-name="T58">" "</text:span><text:span text:style-name="T1"> </text:span><text:span text:style-name="T58">"\n"</text:span><text:span text:style-name="T1"> &gt; ./temp/finaldest</text:span></text:p>
      <text:p text:style-name="P38"><text:tab/><text:tab/>    <text:span text:style-name="T1">rm </text:span><text:span text:style-name="T58">"./temp/source"</text:span><text:span text:style-name="T1">; rm </text:span><text:span text:style-name="T58">"./temp/dest"</text:span></text:p>
      <text:list xml:id="list133957185620645" text:continue-numbering="true" text:style-name="L4">
        <text:list-item>
          <text:p text:style-name="P11"><text:span text:style-name="T42">displayRecurentInformation()</text:span> : est une fonction de triage, j’extrais des logs combiné les champs des adresses IP, puis je les trie avec encore une fois un sort et un uniq</text:p>
        </text:list-item>
        <text:list-item>
          <text:p text:style-name="P12"><text:soft-page-break/><text:span text:style-name="T42">displayWithIPInformation()</text:span> : fonctionne avec une liste d’adresses IP en argument. Une boucle parcours ses arguments et les recherches dans le fichier log. Ligne par ligne il va extraire les lignes correspondantes à l’expression régulière puis les afficher sur le terminal.</text:p>
        </text:list-item>
        <text:list-item>
          <text:p text:style-name="P7">DisplayNotSafeProctolInformation() <text:span text:style-name="T40">: Cette fonction est une boucle où il y est renseignez une liste non exhaustive des protocoles non sécurisés. Puis elle recherche dans logs à l’aide d’une expression régulière ces protocoles et affiche les échanges réalisé avec eux.</text:span></text:p>
          <text:p text:style-name="P26"><text:span text:style-name="T14">Exemple de la boucle : </text:span><text:span text:style-name="T54">   </text:span></text:p>
          <text:p text:style-name="P26"><text:span text:style-name="T54"> </text:span><text:span text:style-name="T49">for</text:span><text:span text:style-name="T52"> </text:span><text:span text:style-name="T57">ns</text:span><text:span text:style-name="T52"> </text:span><text:span text:style-name="T49">in</text:span><text:span text:style-name="T52"> </text:span><text:span text:style-name="T60">"HTTP"</text:span><text:span text:style-name="T52"> </text:span><text:span text:style-name="T60">"FTP"</text:span><text:span text:style-name="T52"> </text:span><text:span text:style-name="T60">"DNS"</text:span><text:span text:style-name="T52"> </text:span><text:span text:style-name="T60">"NTP"</text:span><text:span text:style-name="T52"> </text:span><text:span text:style-name="T60">"POP"</text:span><text:span text:style-name="T52"> </text:span><text:span text:style-name="T60">"ARP"</text:span><text:span text:style-name="T52"> </text:span><text:span text:style-name="T60">"ICMP"</text:span><text:span text:style-name="T52"> </text:span><text:span text:style-name="T60">"TELNET"</text:span><text:span text:style-name="T52"> </text:span><text:span text:style-name="T60">"RIP" ;</text:span><text:span text:style-name="T53"> </text:span><text:span text:style-name="T48">do </text:span><text:span text:style-name="T50">; done</text:span></text:p>
        </text:list-item>
        <text:list-item>
          <text:p text:style-name="P32"><text:span text:style-name="T9">tarVault()</text:span><text:span text:style-name="T2"> est la fonction la plus simpel du script : elle réalisé à l’aide de tar un archive compressée du coffre-fort. </text:span></text:p>
          <text:p text:style-name="P33"><text:span text:style-name="T2">#Fonction pour archiver et compresser la crypte (coffre-fort)</text:span></text:p>
        </text:list-item>
      </text:list>
      <text:p text:style-name="P37"><text:span text:style-name="T65"><text:tab/><text:tab/>tarVault</text:span>(){</text:p>
      <text:p text:style-name="P38"><text:tab/><text:tab/><text:span text:style-name="T1">tar cvzf vault.tar.gz </text:span><text:span text:style-name="T55">$VAULT</text:span><text:span text:style-name="T1"> &gt; /dev/null</text:span></text:p>
      <text:p text:style-name="P37"><text:tab/><text:tab/>}</text:p>
      <text:list xml:id="list133955993431740" text:continue-numbering="true" text:style-name="L4">
        <text:list-item>
          <text:p text:style-name="P32"><text:span text:style-name="T9">scpVault()</text:span><text:span text:style-name="T2"> est la dernière fonction de ce script, une permet à l’aide de la fonction précedente d’envoyer via scp l’archive du coffre fort. Le corp de cette fonction est de découpé l’argument se présentant de cette façon : « -scp user:ip:dir »</text:span></text:p>
          <text:p text:style-name="P34"><text:span text:style-name="T66">scpVault</text:span><text:span text:style-name="T2">(){</text:span></text:p>
        </text:list-item>
      </text:list>
      <text:p text:style-name="P38"><text:tab/><text:tab/>    <text:span text:style-name="T1">tarVault</text:span></text:p>
      <text:p text:style-name="P38"><text:tab/><text:tab/>    <text:span text:style-name="T1">args=</text:span><text:span text:style-name="T55">$1</text:span></text:p>
      <text:p text:style-name="P38"><text:tab/><text:tab/>    <text:span text:style-name="T62">#echo $args</text:span></text:p>
      <text:p text:style-name="P38"><text:tab/><text:tab/>    <text:span text:style-name="T1">user=</text:span><text:span text:style-name="T58">$(echo </text:span><text:span text:style-name="T55">$args</text:span><text:span text:style-name="T58"> </text:span><text:span text:style-name="T1">|</text:span><text:span text:style-name="T58"> cut -d":" -f1)</text:span></text:p>
      <text:p text:style-name="P38"><text:tab/><text:tab/>    <text:span text:style-name="T1">ip=</text:span><text:span text:style-name="T58">$(echo </text:span><text:span text:style-name="T55">$args</text:span><text:span text:style-name="T58"> </text:span><text:span text:style-name="T1">|</text:span><text:span text:style-name="T58"> cut -d":" -f2)</text:span></text:p>
      <text:p text:style-name="P38"><text:tab/><text:tab/>    <text:span text:style-name="T1">dir=</text:span><text:span text:style-name="T58">$(echo </text:span><text:span text:style-name="T55">$args</text:span><text:span text:style-name="T58"> </text:span><text:span text:style-name="T1">|</text:span><text:span text:style-name="T58"> cut -d":" -f3)</text:span></text:p>
      <text:p text:style-name="P38"><text:tab/><text:tab/>    <text:span text:style-name="T1">scp </text:span><text:span text:style-name="T58">"./vault.tar.gz"</text:span><text:span text:style-name="T1"> </text:span><text:span text:style-name="T55">$user</text:span><text:span text:style-name="T1">@</text:span><text:span text:style-name="T55">$ip</text:span><text:span text:style-name="T1">://</text:span><text:span text:style-name="T55">$dir</text:span></text:p>
      <text:p text:style-name="P39"><text:span text:style-name="T51"><text:tab/><text:tab/>}</text:span></text:p>
      <text:p text:style-name="P39"><text:span text:style-name="T51"/></text:p>
      <text:h text:style-name="Heading_20_2" text:outline-level="2"><text:span text:style-name="T35">3</text:span><text:span text:style-name="T33">) </text:span><text:span text:style-name="T34">Autres fonctionnalités du programme</text:span></text:h>
      <text:p text:style-name="P35"><text:span text:style-name="T37"><text:line-break/><text:tab/>Le blindage des entrées est réalisé en deux parties. L’une pour blinder le premier argument du script et l’autre partie pour les arguments suivants. Ces blindages sont réalisés à l’aide de « case » prenant en paramètre les arguments de la fonction.</text:span></text:p>
      <text:p text:style-name="P14"><text:tab/>Enfin l<text:span text:style-name="T64">a partie </text:span>programme en lui même est plus léger car toutes <text:span text:style-name="T64">les</text:span> fonctionnalités sont des fonctions. Ainsi <text:span text:style-name="T64">grâce</text:span> à mon blindages des entrées, j’ai simplement choisi de dispatcher les fonctions grâce à un « case ». Par ailleurs mon blindage des entrées <text:span text:style-name="T64">et le corps du script</text:span> <text:span text:style-name="T64">sont</text:span> facilement retouchable si l’on souhaite rajouter des fonctions.</text:p>
      <text:p text:style-name="P15"><text:soft-page-break/><text:tab/>Pour facilité la compréhension de l’utilisateur avec ce script j’ai réalisé un fichier README.md <text:s/>servant de document référence d’utilisation et de conseil. Pour un technicien, il sert de référence d’utilisation des arguments → fonctions.</text:p>
      <text:p text:style-name="P27">Pour tester le script en condition réel j’ai installé une machine virtuelle connecté <text:span text:style-name="T67">à </text:span>une autre dans un tunnel SSH pour y récupérer ses logs et les analyser à l’aide du script. Tous ces détails sont présent dans le README.md.</text:p>
      <text:p text:style-name="P27"/>
      <text:h text:style-name="Heading_20_3" text:outline-level="3">Sources : </text:h>
      <text:p text:style-name="P4"><text:span text:style-name="T38">Docs utilisées : </text:span><text:a xlink:type="simple" xlink:href="http://www.linux-france.org/article/man-fr/man1/grep-1.html" text:style-name="Internet_20_link" text:visited-style-name="Visited_20_Internet_20_Link"><text:span text:style-name="T38">http://www.linux-france.org/article/man-fr/man1/grep-1.html</text:span></text:a><text:span text:style-name="T38"> (visité le 29 Mai 2020)</text:span></text:p>
      <text:p text:style-name="P5"><text:s text:c="14"/><text:tab/> <text:s/><text:a xlink:type="simple" xlink:href="https://www.openssl.org/docs/man1.0.2/man1/openssl.html" text:style-name="Internet_20_link" text:visited-style-name="Visited_20_Internet_20_Link">https://www.openssl.org/docs/man1.0.2/man1/openssl.html</text:a> <text:span text:style-name="T38">(visité le 30 Mai 2020)</text:span></text:p>
      <text:p text:style-name="P5"><text:tab/><text:tab/> <text:s/><text:a xlink:type="simple" xlink:href="https://www.wireshark.org/docs/wsug_html_chunked/ChIOExportSection.html" text:style-name="Internet_20_link" text:visited-style-name="Visited_20_Internet_20_Link">https://www.wireshark.org/docs/wsug_html_chunked/ChIOExportSection.html</text:a> <text:span text:style-name="T38">(visité le 30 Mai 2020)</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01ddc28" officeooo:paragraph-rsid="001ddc28" style:font-weight-asian="bold" style:font-weight-complex="bold"/>
    </style:style>
    <style:style style:name="MP2" style:family="paragraph" style:parent-style-name="Footer">
      <style:text-properties officeooo:rsid="000b7513" officeooo:paragraph-rsid="000b7513"/>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81AETU<text:tab/><text:tab/>02/06/2020</text:p>
      </style:header>
      <style:footer>
        <text:p text:style-name="MP2">Par 81AETU – 81AETU-20200502-MainCourante.odt<text:tab/><text:page-number text:select-page="current">1</text:page-number>/<text:page-count>4</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1.2$Windows_X86_64 LibreOffice_project/b79626edf0065ac373bd1df5c28bd630b4424273</meta:generator>
    <dc:date>2020-06-03T13:39:54.488000000</dc:date>
    <meta:editing-duration>P1DT15H47M31S</meta:editing-duration>
    <meta:editing-cycles>20</meta:editing-cycles>
    <meta:document-statistic meta:table-count="0" meta:image-count="0" meta:object-count="0" meta:page-count="4" meta:paragraph-count="66" meta:word-count="1104" meta:character-count="7171" meta:non-whitespace-character-count="6016"/>
  </office:meta>
</office:document-meta>
</file>